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line-height="150%">
        <style:tab-stops>
          <style:tab-stop style:type="left" style:position="-0.502in"/>
        </style:tab-stops>
      </style:paragraph-properties>
    </style:style>
    <style:style style:name="P2" style:parent-style-name="Normal" style:family="paragraph">
      <style:text-properties fo:language="hr" fo:country="HR" style:language-asian="hr" style:country-asian="HR"/>
    </style:style>
    <style:style style:name="T3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4" style:parent-style-name="DefaultParagraphFont" style:family="text">
      <style:text-properties fo:language="hr" fo:country="HR" style:language-asian="hr" style:country-asian="HR"/>
    </style:style>
    <style:style style:name="P5" style:parent-style-name="Normal" style:family="paragraph">
      <style:text-properties fo:language="hr" fo:country="HR" style:language-asian="hr" style:country-asian="HR"/>
    </style:style>
    <style:style style:name="T6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7" style:parent-style-name="DefaultParagraphFont" style:family="text">
      <style:text-properties fo:language="hr" fo:country="HR" style:language-asian="hr" style:country-asian="HR"/>
    </style:style>
    <style:style style:name="T8" style:parent-style-name="DefaultParagraphFont" style:family="text">
      <style:text-properties fo:language="hr" fo:country="HR" style:language-asian="hr" style:country-asian="HR"/>
    </style:style>
    <style:style style:name="P9" style:parent-style-name="Normal" style:family="paragraph">
      <style:text-properties fo:language="hr" fo:country="HR" style:language-asian="hr" style:country-asian="HR"/>
    </style:style>
    <style:style style:name="T10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11" style:parent-style-name="DefaultParagraphFont" style:family="text">
      <style:text-properties fo:language="hr" fo:country="HR" style:language-asian="hr" style:country-asian="HR"/>
    </style:style>
    <style:style style:name="P12" style:parent-style-name="Normal" style:family="paragraph">
      <style:text-properties fo:language="hr" fo:country="HR" style:language-asian="hr" style:country-asian="HR"/>
    </style:style>
    <style:style style:name="T13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14" style:parent-style-name="DefaultParagraphFont" style:family="text">
      <style:text-properties fo:language="hr" fo:country="HR" style:language-asian="hr" style:country-asian="HR"/>
    </style:style>
    <style:style style:name="P15" style:parent-style-name="Normal" style:family="paragraph">
      <style:text-properties fo:language="hr" fo:country="HR" style:language-asian="hr" style:country-asian="HR"/>
    </style:style>
    <style:style style:name="T16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17" style:parent-style-name="DefaultParagraphFont" style:family="text">
      <style:text-properties fo:language="hr" fo:country="HR" style:language-asian="hr" style:country-asian="HR"/>
    </style:style>
    <style:style style:name="P18" style:parent-style-name="Normal" style:family="paragraph">
      <style:text-properties fo:language="hr" fo:country="HR" style:language-asian="hr" style:country-asian="HR"/>
    </style:style>
    <style:style style:name="T19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20" style:parent-style-name="DefaultParagraphFont" style:family="text">
      <style:text-properties fo:language="hr" fo:country="HR" style:language-asian="hr" style:country-asian="HR"/>
    </style:style>
    <style:style style:name="P21" style:parent-style-name="Normal" style:family="paragraph">
      <style:text-properties fo:language="hr" fo:country="HR" style:language-asian="hr" style:country-asian="HR"/>
    </style:style>
    <style:style style:name="T22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23" style:parent-style-name="DefaultParagraphFont" style:family="text">
      <style:text-properties fo:language="hr" fo:country="HR" style:language-asian="hr" style:country-asian="HR"/>
    </style:style>
    <style:style style:name="T24" style:parent-style-name="DefaultParagraphFont" style:family="text">
      <style:text-properties fo:language="hr" fo:country="HR" style:language-asian="hr" style:country-asian="HR"/>
    </style:style>
    <style:style style:name="P25" style:parent-style-name="Normal" style:family="paragraph">
      <style:text-properties fo:language="hr" fo:country="HR" style:language-asian="hr" style:country-asian="HR"/>
    </style:style>
    <style:style style:name="T26" style:parent-style-name="DefaultParagraphFont" style:family="text">
      <style:text-properties fo:font-weight="bold" style:font-weight-asian="bold" fo:language="hr" fo:country="HR" style:language-asian="hr" style:country-asian="HR"/>
    </style:style>
    <style:style style:name="T27" style:parent-style-name="DefaultParagraphFont" style:family="text">
      <style:text-properties fo:language="hr" fo:country="HR" style:language-asian="hr" style:country-asian="HR"/>
    </style:style>
    <style:style style:name="P28" style:parent-style-name="Normal" style:family="paragraph">
      <style:text-properties fo:language="hr" fo:country="HR" style:language-asian="hr" style:country-asian="HR"/>
    </style:style>
    <style:style style:name="P29" style:parent-style-name="Normal" style:family="paragraph">
      <style:text-properties fo:language="hr" fo:country="HR"/>
    </style:style>
  </office:automatic-styles>
  <office:body>
    <office:text text:use-soft-page-breaks="true">
      <text:list text:style-name="LFO1" text:continue-numbering="true">
        <text:list-item>
          <text:p text:style-name="P1"><text:bookmark-start text:name="_Toc431806047"/>Pojmovnik<text:bookmark-end text:name="_Toc431806047"/></text:p>
        </text:list-item>
      </text:list>
      <text:p text:style-name="P2"/>
      <text:p text:style-name="Normal"><text:span text:style-name="T3">Bootstrap<text:s/></text:span><text:span text:style-name="T4">– vrlo popularan CSS, HTML i Javascript radni okvir za izradu web aplikacija i responsive web stranica</text:span></text:p>
      <text:p text:style-name="P5"/>
      <text:p text:style-name="Normal"><text:span text:style-name="T6">CSS<text:s/></text:span><text:span text:style-name="T7">– (eng. Cascading Style Sheets) jezik za definiranje<text:s/></text:span><text:span text:style-name="T8">stila web aplikacija, npr. boja, razmaka, fontova)</text:span></text:p>
      <text:p text:style-name="P9"/>
      <text:p text:style-name="Normal"><text:span text:style-name="T10">HTML<text:s/></text:span><text:span text:style-name="T11">– (eng. HyperText Markup Language) označni jezik za definiranje strukture i sadržaja web aplikacije</text:span></text:p>
      <text:p text:style-name="P12"/>
      <text:p text:style-name="Normal"><text:span text:style-name="T13">Java<text:s/></text:span><text:span text:style-name="T14">– objektno orijentirani programski jezik kojeg je razvila tvrtka Sun Microsytems</text:span></text:p>
      <text:p text:style-name="P15"/>
      <text:p text:style-name="Normal"><text:span text:style-name="T16">Javascript<text:s/></text:span><text:span text:style-name="T17">– skriptni programski jezik koji se izvršava u korisnikovom pregledniku. Najčešće se koristi za izradu dinamičnih web aplikacija</text:span></text:p>
      <text:p text:style-name="P18"/>
      <text:p text:style-name="Normal"><text:span text:style-name="T19">Java Spring<text:s/></text:span><text:span text:style-name="T20">– radni okvir koji služi za kreiranje web aplikacija koristeći programski jezik Java</text:span></text:p>
      <text:p text:style-name="P21"/>
      <text:p text:style-name="Normal"><text:span text:style-name="T22">Jquery<text:s/></text:span><text:span text:style-name="T23">– Javascript bibliote</text:span><text:span text:style-name="T24">ka dizajnirana da pojednostavi pisanje javascript frontend skripti</text:span></text:p>
      <text:p text:style-name="P25"/>
      <text:p text:style-name="Normal"><text:span text:style-name="T26">Postgresql<text:s/></text:span><text:span text:style-name="T27">– relacijska baza podataka</text:span></text:p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.0416in" fo:line-height="100%" fo:margin-left="0.2479in" fo:text-indent="-0.2472in">
        <style:tab-stops/>
      </style:paragraph-properties>
      <style:text-properties style:font-name="Arial" style:font-name-asian="Arial" style:font-name-complex="Arial" fo:font-weight="bold" style:font-weight-asian="bold" fo:color="#000000" fo:font-size="16pt" style:font-size-asian="16pt" style:font-size-complex="10pt" fo:language="hr" fo:country="HR" style:language-asian="hr" style:country-asian="H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fo:color="#000000" fo:font-size="16pt" style:font-size-asian="16pt" style:font-size-complex="10pt" fo:language="hr" fo:country="HR" style:language-asian="hr" style:country-asian="H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</meta:initial-creator>
    <dc:creator>Filip</dc:creator>
    <meta:creation-date>2018-11-16T14:53:00Z</meta:creation-date>
    <dc:date>2018-11-16T15:33:00Z</dc:date>
    <meta:template xlink:href="Normal" xlink:type="simple"/>
    <meta:editing-cycles>2</meta:editing-cycles>
    <meta:editing-duration>PT2220S</meta:editing-duration>
    <meta:document-statistic meta:page-count="1" meta:paragraph-count="1" meta:word-count="119" meta:character-count="801" meta:row-count="5" meta:non-whitespace-character-count="683"/>
  </office:meta>
</office:document-meta>
</file>